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6.5pt" fo:letter-spacing="normal" fo:font-style="norm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Bevezetés</text:p>
      <text:p text:style-name="P1"/>
      <text:p text:style-name="P1">Ubimon egy Pokémon RPG, amely környezetvédelmi témával foglalkozik. </text:p>
      <text:p text:style-name="P1"/>
      <text:p text:style-name="P1">2. Az alkalmazás helye</text:p>
      <text:p text:style-name="P1"/>
      <text:p text:style-name="P1">2.1 Üzleti lehetőségek</text:p>
      <text:p text:style-name="P1"/>
      <text:p text:style-name="P1">2.2 A probléma megfogalmazás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3:54:39.803663440</meta:creation-date>
    <dc:date>2021-09-28T13:55:45.114329028</dc:date>
    <meta:editing-duration>PT1M6S</meta:editing-duration>
    <meta:editing-cycles>1</meta:editing-cycles>
    <meta:generator>LibreOffice/7.1.6.2.0$Linux_X86_64 LibreOffice_project/10$Build-2</meta:generator>
    <meta:document-statistic meta:table-count="0" meta:image-count="0" meta:object-count="0" meta:page-count="1" meta:paragraph-count="5" meta:word-count="21" meta:character-count="153" meta:non-whitespace-character-count="136"/>
  </office:meta>
</office:document-meta>
</file>